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font-name="Times New Romance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3"><text:placeholder text:placeholder-type="text">&lt;get_app(line.application_id)&gt;</text:placeholder></text:span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57:35</dc:date>
    <meta:editing-duration>PT17H1M7S</meta:editing-duration>
    <meta:editing-cycles>34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55" meta:character-count="2047" meta:non-whitespace-character-count="1703"/>
  </office:meta>
</office:document-meta>
</file>